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1b2bba" officeooo:paragraph-rsid="001b2bba"/>
    </style:style>
    <style:style style:name="P2" style:family="paragraph" style:parent-style-name="Text_20_body">
      <style:text-properties officeooo:paragraph-rsid="001c5026"/>
    </style:style>
    <style:style style:name="P3" style:family="paragraph" style:parent-style-name="Text_20_body">
      <style:text-properties officeooo:rsid="001de584" officeooo:paragraph-rsid="001de584"/>
    </style:style>
    <style:style style:name="P4" style:family="paragraph" style:parent-style-name="Text_20_body">
      <style:text-properties officeooo:rsid="002bb8eb" officeooo:paragraph-rsid="002bb8eb"/>
    </style:style>
    <style:style style:name="P5" style:family="paragraph" style:parent-style-name="Text_20_body">
      <style:paragraph-properties fo:text-align="center" style:justify-single-word="false"/>
      <style:text-properties officeooo:paragraph-rsid="00167c5e"/>
    </style:style>
    <style:style style:name="P6" style:family="paragraph" style:parent-style-name="Text_20_body">
      <style:paragraph-properties fo:text-align="center" style:justify-single-word="false"/>
      <style:text-properties officeooo:rsid="0036626e" officeooo:paragraph-rsid="0036626e"/>
    </style:style>
    <style:style style:name="P7" style:family="paragraph" style:parent-style-name="Text_20_body">
      <style:text-properties officeooo:rsid="0079ddcd" officeooo:paragraph-rsid="0079ddcd"/>
    </style:style>
    <style:style style:name="P8" style:family="paragraph" style:parent-style-name="Text_20_body">
      <style:text-properties officeooo:rsid="008b1c56" officeooo:paragraph-rsid="008b1c56"/>
    </style:style>
    <style:style style:name="P9" style:family="paragraph" style:parent-style-name="Text_20_body">
      <style:text-properties officeooo:rsid="008b1c56" officeooo:paragraph-rsid="01f9483d"/>
    </style:style>
    <style:style style:name="P10" style:family="paragraph" style:parent-style-name="Text_20_body">
      <style:text-properties officeooo:rsid="008b1c56" officeooo:paragraph-rsid="01f9e1d4"/>
    </style:style>
    <style:style style:name="P11" style:family="paragraph" style:parent-style-name="Text_20_body">
      <style:text-properties officeooo:paragraph-rsid="00422e2d"/>
    </style:style>
    <style:style style:name="P12" style:family="paragraph" style:parent-style-name="Text_20_body">
      <style:text-properties officeooo:rsid="00c40497" officeooo:paragraph-rsid="00ce833b"/>
    </style:style>
    <style:style style:name="P13" style:family="paragraph" style:parent-style-name="Text_20_body">
      <style:text-properties officeooo:rsid="00737eac" officeooo:paragraph-rsid="00d188f7"/>
    </style:style>
    <style:style style:name="P14" style:family="paragraph" style:parent-style-name="Text_20_body">
      <style:text-properties officeooo:rsid="00737eac" officeooo:paragraph-rsid="0263ad8a"/>
    </style:style>
    <style:style style:name="P15" style:family="paragraph" style:parent-style-name="Text_20_body">
      <style:text-properties officeooo:rsid="00d188f7" officeooo:paragraph-rsid="00d188f7"/>
    </style:style>
    <style:style style:name="P16" style:family="paragraph" style:parent-style-name="Text_20_body">
      <style:text-properties officeooo:rsid="00d1a387" officeooo:paragraph-rsid="00d1a387"/>
    </style:style>
    <style:style style:name="P17" style:family="paragraph" style:parent-style-name="Text_20_body">
      <style:text-properties officeooo:rsid="00d45a97" officeooo:paragraph-rsid="00d45a97"/>
    </style:style>
    <style:style style:name="P18" style:family="paragraph" style:parent-style-name="Text_20_body">
      <style:text-properties officeooo:rsid="00d54798" officeooo:paragraph-rsid="00d54798"/>
    </style:style>
    <style:style style:name="P19" style:family="paragraph" style:parent-style-name="Text_20_body">
      <style:text-properties officeooo:rsid="00d69bc6" officeooo:paragraph-rsid="00d69bc6"/>
    </style:style>
    <style:style style:name="P20" style:family="paragraph" style:parent-style-name="Text_20_body">
      <style:text-properties officeooo:paragraph-rsid="00dba27b"/>
    </style:style>
    <style:style style:name="P21" style:family="paragraph" style:parent-style-name="Text_20_body">
      <style:text-properties officeooo:rsid="00422e2d" officeooo:paragraph-rsid="00ab0928"/>
    </style:style>
    <style:style style:name="P22" style:family="paragraph" style:parent-style-name="Text_20_body">
      <style:text-properties officeooo:rsid="003480fe" officeooo:paragraph-rsid="003480fe"/>
    </style:style>
    <style:style style:name="P23" style:family="paragraph" style:parent-style-name="Text_20_body">
      <style:text-properties officeooo:rsid="011b8ccc" officeooo:paragraph-rsid="011b8ccc"/>
    </style:style>
    <style:style style:name="P24" style:family="paragraph" style:parent-style-name="Text_20_body">
      <style:text-properties officeooo:rsid="005698b0" officeooo:paragraph-rsid="0076b868"/>
    </style:style>
    <style:style style:name="P25" style:family="paragraph" style:parent-style-name="Bibliography_20_1">
      <style:paragraph-properties>
        <style:tab-stops/>
      </style:paragraph-properties>
    </style:style>
    <style:style style:name="P26" style:family="paragraph" style:parent-style-name="Text_20_body">
      <style:paragraph-properties fo:text-align="justify" style:justify-single-word="false"/>
      <style:text-properties fo:font-weight="bold" officeooo:rsid="02a2c3da" officeooo:paragraph-rsid="02a2c3da" style:font-weight-asian="bold" style:font-weight-complex="bold"/>
    </style:style>
    <style:style style:name="P27" style:family="paragraph" style:parent-style-name="Text_20_body">
      <style:paragraph-properties fo:text-align="justify" style:justify-single-word="false"/>
      <style:text-properties fo:font-weight="bold" officeooo:rsid="0017b89c" officeooo:paragraph-rsid="0017b89c" style:font-weight-asian="bold" style:font-weight-complex="bold"/>
    </style:style>
    <style:style style:name="P28" style:family="paragraph" style:parent-style-name="Text_20_body">
      <style:text-properties officeooo:paragraph-rsid="019d90ad"/>
    </style:style>
    <style:style style:name="P29" style:family="paragraph" style:parent-style-name="Text_20_body">
      <style:text-properties officeooo:rsid="00ddbe1c" officeooo:paragraph-rsid="00ddbe1c"/>
    </style:style>
    <style:style style:name="P30" style:family="paragraph" style:parent-style-name="Text_20_body">
      <style:text-properties officeooo:rsid="019e8805" officeooo:paragraph-rsid="019e8805"/>
    </style:style>
    <style:style style:name="P31" style:family="paragraph" style:parent-style-name="Text_20_body">
      <style:text-properties officeooo:rsid="019e8805" officeooo:paragraph-rsid="027e33ad"/>
    </style:style>
    <style:style style:name="P32" style:family="paragraph" style:parent-style-name="Text_20_body">
      <style:text-properties officeooo:rsid="01a29e1c" officeooo:paragraph-rsid="01ba1396"/>
    </style:style>
    <style:style style:name="P33" style:family="paragraph" style:parent-style-name="Text_20_body">
      <style:text-properties officeooo:rsid="01c71ff5" officeooo:paragraph-rsid="02232a10"/>
    </style:style>
    <style:style style:name="P34" style:family="paragraph" style:parent-style-name="Text_20_body">
      <style:text-properties officeooo:rsid="01a37bf8" officeooo:paragraph-rsid="02033137"/>
    </style:style>
    <style:style style:name="P35" style:family="paragraph" style:parent-style-name="Text_20_body">
      <style:text-properties officeooo:rsid="01ad3f4f" officeooo:paragraph-rsid="01f28099"/>
    </style:style>
    <style:style style:name="P36" style:family="paragraph" style:parent-style-name="Text_20_body">
      <style:text-properties officeooo:paragraph-rsid="01f9483d"/>
    </style:style>
    <style:style style:name="P37" style:family="paragraph" style:parent-style-name="Text_20_body">
      <style:text-properties officeooo:rsid="0200748d" officeooo:paragraph-rsid="0200748d"/>
    </style:style>
    <style:style style:name="P38" style:family="paragraph" style:parent-style-name="Text_20_body">
      <style:text-properties officeooo:rsid="0201bafa" officeooo:paragraph-rsid="0201bafa"/>
    </style:style>
    <style:style style:name="P39" style:family="paragraph" style:parent-style-name="Text_20_body">
      <style:text-properties officeooo:rsid="020e98c9" officeooo:paragraph-rsid="020f6b62"/>
    </style:style>
    <style:style style:name="P40" style:family="paragraph" style:parent-style-name="Text_20_body">
      <style:text-properties officeooo:rsid="0229b4a8" officeooo:paragraph-rsid="0229b4a8"/>
    </style:style>
    <style:style style:name="P41" style:family="paragraph" style:parent-style-name="Text_20_body">
      <style:text-properties style:text-position="0% 100%" style:font-name="Liberation Serif1" fo:font-style="normal" officeooo:rsid="0227b707" officeooo:paragraph-rsid="0227b707" style:font-name-asian="Noto Serif CJK SC" style:font-style-asian="normal" style:font-name-complex="Lohit Devanagari1" style:font-style-complex="normal"/>
    </style:style>
    <style:style style:name="P42" style:family="paragraph" style:parent-style-name="Title">
      <style:text-properties officeooo:rsid="001494a7" officeooo:paragraph-rsid="001494a7"/>
    </style:style>
    <style:style style:name="P43" style:family="paragraph" style:parent-style-name="Text_20_body">
      <style:text-properties officeooo:rsid="0244f52b" officeooo:paragraph-rsid="0244f52b"/>
    </style:style>
    <style:style style:name="P44" style:family="paragraph" style:parent-style-name="Text_20_body">
      <style:text-properties officeooo:rsid="01bf907e" officeooo:paragraph-rsid="01bf907e"/>
    </style:style>
    <style:style style:name="P45" style:family="paragraph" style:parent-style-name="Text_20_body">
      <style:text-properties officeooo:rsid="024e59d6" officeooo:paragraph-rsid="0256cb5c"/>
    </style:style>
    <style:style style:name="P46" style:family="paragraph" style:parent-style-name="Text_20_body">
      <style:text-properties officeooo:rsid="0254e541" officeooo:paragraph-rsid="0254e541"/>
    </style:style>
    <style:style style:name="P47" style:family="paragraph" style:parent-style-name="Text_20_body">
      <style:text-properties officeooo:rsid="026a729a" officeooo:paragraph-rsid="026a729a"/>
    </style:style>
    <style:style style:name="P48" style:family="paragraph" style:parent-style-name="Text_20_body">
      <style:text-properties fo:font-style="italic" officeooo:rsid="025d5cbb" officeooo:paragraph-rsid="026ed917" style:font-style-asian="italic" style:font-style-complex="italic"/>
    </style:style>
    <style:style style:name="P49" style:family="paragraph" style:parent-style-name="Text_20_body">
      <style:text-properties officeooo:rsid="01bfa77d" officeooo:paragraph-rsid="027d6c18"/>
    </style:style>
    <style:style style:name="P50" style:family="paragraph" style:parent-style-name="Text_20_body">
      <style:text-properties officeooo:rsid="0191a2e1" officeooo:paragraph-rsid="01cd7860"/>
    </style:style>
    <style:style style:name="P51" style:family="paragraph" style:parent-style-name="Text_20_body">
      <style:text-properties officeooo:paragraph-rsid="02a98dc6"/>
    </style:style>
    <style:style style:name="P52" style:family="paragraph" style:parent-style-name="Text_20_body">
      <style:text-properties officeooo:rsid="00df48af" officeooo:paragraph-rsid="00df48af"/>
    </style:style>
    <style:style style:name="P53" style:family="paragraph" style:parent-style-name="Text_20_body">
      <style:text-properties officeooo:rsid="00df48af" officeooo:paragraph-rsid="02acdccf"/>
    </style:style>
    <style:style style:name="P54" style:family="paragraph" style:parent-style-name="Text_20_body">
      <style:text-properties officeooo:rsid="00df48af" officeooo:paragraph-rsid="02afc5b5"/>
    </style:style>
    <style:style style:name="P55" style:family="paragraph" style:parent-style-name="Text_20_body">
      <style:text-properties officeooo:rsid="00df48af" officeooo:paragraph-rsid="02b3fe12"/>
    </style:style>
    <style:style style:name="P56" style:family="paragraph" style:parent-style-name="Heading_20_1">
      <style:text-properties officeooo:rsid="001c5026" officeooo:paragraph-rsid="0031e2e9"/>
    </style:style>
    <style:style style:name="P57" style:family="paragraph" style:parent-style-name="Heading_20_1">
      <style:text-properties officeooo:paragraph-rsid="0031e2e9"/>
    </style:style>
    <style:style style:name="P58" style:family="paragraph" style:parent-style-name="Heading_20_1">
      <style:text-properties officeooo:rsid="00ddbe1c" officeooo:paragraph-rsid="01640731"/>
    </style:style>
    <style:style style:name="P59" style:family="paragraph" style:parent-style-name="Heading_20_1">
      <style:text-properties officeooo:rsid="00d8f4ec" officeooo:paragraph-rsid="00d8f4ec"/>
    </style:style>
    <style:style style:name="P60" style:family="paragraph" style:parent-style-name="Heading_20_1">
      <style:text-properties officeooo:rsid="00d009ea" officeooo:paragraph-rsid="00d009ea"/>
    </style:style>
    <style:style style:name="P61" style:family="paragraph" style:parent-style-name="Heading_20_1">
      <style:text-properties officeooo:paragraph-rsid="0061d795"/>
    </style:style>
    <style:style style:name="P62" style:family="paragraph" style:parent-style-name="Heading_20_2">
      <style:text-properties officeooo:rsid="02405265" officeooo:paragraph-rsid="02405265"/>
    </style:style>
    <style:style style:name="P63" style:family="paragraph" style:parent-style-name="Heading_20_2">
      <style:text-properties officeooo:rsid="010d2c50" officeooo:paragraph-rsid="010d2c50"/>
    </style:style>
    <style:style style:name="P64" style:family="paragraph" style:parent-style-name="Heading_20_2">
      <style:text-properties officeooo:rsid="019e3c24" officeooo:paragraph-rsid="019e3c24"/>
    </style:style>
    <style:style style:name="P65" style:family="paragraph" style:parent-style-name="Heading_20_2">
      <style:text-properties officeooo:paragraph-rsid="0256cb5c"/>
    </style:style>
    <style:style style:name="P66" style:family="paragraph" style:parent-style-name="Preformatted_20_Text">
      <style:text-properties officeooo:paragraph-rsid="02be7727"/>
    </style:style>
    <style:style style:name="P67" style:family="paragraph" style:parent-style-name="Text_20_body" style:list-style-name="L1">
      <style:text-properties officeooo:rsid="011b8ccc" officeooo:paragraph-rsid="011b8ccc"/>
    </style:style>
    <style:style style:name="P68" style:family="paragraph" style:parent-style-name="Text_20_body" style:list-style-name="L1">
      <style:text-properties officeooo:rsid="02aae110" officeooo:paragraph-rsid="02aae110"/>
    </style:style>
    <style:style style:name="P69" style:family="paragraph" style:parent-style-name="Text_20_body" style:list-style-name="L2">
      <style:text-properties officeooo:rsid="0191a2e1" officeooo:paragraph-rsid="01cd7860"/>
    </style:style>
    <style:style style:name="P70" style:family="paragraph" style:parent-style-name="Text_20_body" style:list-style-name="L3">
      <style:text-properties officeooo:rsid="0191a2e1" officeooo:paragraph-rsid="01cd7860"/>
    </style:style>
    <style:style style:name="P71" style:family="paragraph" style:parent-style-name="Text_20_body" style:list-style-name="L4">
      <style:text-properties officeooo:rsid="0191a2e1" officeooo:paragraph-rsid="01cd7860"/>
    </style:style>
    <style:style style:name="P72" style:family="paragraph" style:parent-style-name="Text_20_body" style:list-style-name="L5">
      <style:text-properties officeooo:rsid="0256cb5c" officeooo:paragraph-rsid="0256cb5c"/>
    </style:style>
    <style:style style:name="T1" style:family="text">
      <style:text-properties officeooo:rsid="00167c5e"/>
    </style:style>
    <style:style style:name="T2" style:family="text">
      <style:text-properties fo:font-weight="normal" style:font-weight-asian="normal" style:font-weight-complex="normal"/>
    </style:style>
    <style:style style:name="T3" style:family="text">
      <style:text-properties fo:font-weight="normal" officeooo:rsid="011af194" style:font-weight-asian="normal" style:font-weight-complex="normal"/>
    </style:style>
    <style:style style:name="T4" style:family="text">
      <style:text-properties fo:font-weight="normal" officeooo:rsid="011c37ad" style:font-weight-asian="normal" style:font-weight-complex="normal"/>
    </style:style>
    <style:style style:name="T5" style:family="text">
      <style:text-properties officeooo:rsid="00199ba0"/>
    </style:style>
    <style:style style:name="T6" style:family="text">
      <style:text-properties officeooo:rsid="001b2bba"/>
    </style:style>
    <style:style style:name="T7" style:family="text">
      <style:text-properties officeooo:rsid="002bb8eb"/>
    </style:style>
    <style:style style:name="T8" style:family="text">
      <style:text-properties officeooo:rsid="002cc1a9"/>
    </style:style>
    <style:style style:name="T9" style:family="text">
      <style:text-properties officeooo:rsid="002eaf38"/>
    </style:style>
    <style:style style:name="T10" style:family="text">
      <style:text-properties officeooo:rsid="002f3d7e"/>
    </style:style>
    <style:style style:name="T11" style:family="text">
      <style:text-properties officeooo:rsid="0031e2e9"/>
    </style:style>
    <style:style style:name="T12" style:family="text">
      <style:text-properties fo:font-style="italic" style:font-style-asian="italic" style:font-style-complex="italic"/>
    </style:style>
    <style:style style:name="T13" style:family="text">
      <style:text-properties fo:font-style="italic" officeooo:rsid="00472c91" style:font-style-asian="italic" style:font-style-complex="italic"/>
    </style:style>
    <style:style style:name="T14" style:family="text">
      <style:text-properties fo:font-style="italic" officeooo:rsid="01a37bf8" style:font-style-asian="italic" style:font-style-complex="italic"/>
    </style:style>
    <style:style style:name="T15" style:family="text">
      <style:text-properties fo:font-style="italic" officeooo:rsid="01c791a7" style:font-style-asian="italic" style:font-style-complex="italic"/>
    </style:style>
    <style:style style:name="T16" style:family="text">
      <style:text-properties fo:font-style="italic" officeooo:rsid="022ee8e9" style:font-style-asian="italic" style:font-style-complex="italic"/>
    </style:style>
    <style:style style:name="T17" style:family="text">
      <style:text-properties fo:font-style="italic" officeooo:rsid="0031e2e9" style:font-style-asian="italic" style:font-style-complex="italic"/>
    </style:style>
    <style:style style:name="T18" style:family="text">
      <style:text-properties fo:font-style="italic" officeooo:rsid="02aee936" style:font-style-asian="italic" style:font-style-complex="italic"/>
    </style:style>
    <style:style style:name="T19" style:family="text">
      <style:text-properties officeooo:rsid="00334ce2"/>
    </style:style>
    <style:style style:name="T20" style:family="text">
      <style:text-properties officeooo:rsid="003480fe"/>
    </style:style>
    <style:style style:name="T21" style:family="text">
      <style:text-properties officeooo:rsid="0036626e"/>
    </style:style>
    <style:style style:name="T22" style:family="text">
      <style:text-properties officeooo:rsid="0039e763"/>
    </style:style>
    <style:style style:name="T23" style:family="text">
      <style:text-properties officeooo:rsid="003b752d"/>
    </style:style>
    <style:style style:name="T24" style:family="text">
      <style:text-properties style:font-name="Liberation Serif" officeooo:rsid="004302c8" style:font-name-asian="Liberation Serif" style:font-name-complex="Liberation Serif"/>
    </style:style>
    <style:style style:name="T25" style:family="text">
      <style:text-properties officeooo:rsid="004490ff"/>
    </style:style>
    <style:style style:name="T26" style:family="text">
      <style:text-properties officeooo:rsid="0045df75"/>
    </style:style>
    <style:style style:name="T27" style:family="text">
      <style:text-properties officeooo:rsid="004721ef"/>
    </style:style>
    <style:style style:name="T28" style:family="text">
      <style:text-properties officeooo:rsid="00472c91"/>
    </style:style>
    <style:style style:name="T29" style:family="text">
      <style:text-properties officeooo:rsid="004f5236"/>
    </style:style>
    <style:style style:name="T30" style:family="text">
      <style:text-properties officeooo:rsid="005836f3"/>
    </style:style>
    <style:style style:name="T31" style:family="text">
      <style:text-properties officeooo:rsid="005a2077"/>
    </style:style>
    <style:style style:name="T32" style:family="text">
      <style:text-properties officeooo:rsid="005c4432"/>
    </style:style>
    <style:style style:name="T33" style:family="text">
      <style:text-properties officeooo:rsid="005dda1a"/>
    </style:style>
    <style:style style:name="T34" style:family="text">
      <style:text-properties officeooo:rsid="00752a36"/>
    </style:style>
    <style:style style:name="T35" style:family="text">
      <style:text-properties officeooo:rsid="00766c82"/>
    </style:style>
    <style:style style:name="T36" style:family="text">
      <style:text-properties officeooo:rsid="004302c8"/>
    </style:style>
    <style:style style:name="T37" style:family="text">
      <style:text-properties officeooo:rsid="00783d5c"/>
    </style:style>
    <style:style style:name="T38" style:family="text">
      <style:text-properties officeooo:rsid="007ab907"/>
    </style:style>
    <style:style style:name="T39" style:family="text">
      <style:text-properties officeooo:rsid="007caf7b"/>
    </style:style>
    <style:style style:name="T40" style:family="text">
      <style:text-properties officeooo:rsid="007de5a9"/>
    </style:style>
    <style:style style:name="T41" style:family="text">
      <style:text-properties officeooo:rsid="007e312c"/>
    </style:style>
    <style:style style:name="T42" style:family="text">
      <style:text-properties officeooo:rsid="007ec4c1"/>
    </style:style>
    <style:style style:name="T43" style:family="text">
      <style:text-properties officeooo:rsid="0082edb4"/>
    </style:style>
    <style:style style:name="T44" style:family="text">
      <style:text-properties officeooo:rsid="0086e911"/>
    </style:style>
    <style:style style:name="T45" style:family="text">
      <style:text-properties officeooo:rsid="00879a52"/>
    </style:style>
    <style:style style:name="T46" style:family="text">
      <style:text-properties officeooo:rsid="0087d1de"/>
    </style:style>
    <style:style style:name="T47" style:family="text">
      <style:text-properties officeooo:rsid="0088db1e"/>
    </style:style>
    <style:style style:name="T48" style:family="text">
      <style:text-properties officeooo:rsid="008ba952"/>
    </style:style>
    <style:style style:name="T49" style:family="text">
      <style:text-properties officeooo:rsid="008ca975"/>
    </style:style>
    <style:style style:name="T50" style:family="text">
      <style:text-properties officeooo:rsid="008e84e2"/>
    </style:style>
    <style:style style:name="T51" style:family="text">
      <style:text-properties officeooo:rsid="00422e2d"/>
    </style:style>
    <style:style style:name="T52" style:family="text">
      <style:text-properties officeooo:rsid="0092fee7"/>
    </style:style>
    <style:style style:name="T53" style:family="text">
      <style:text-properties officeooo:rsid="009523e5"/>
    </style:style>
    <style:style style:name="T54" style:family="text">
      <style:text-properties officeooo:rsid="0095913c"/>
    </style:style>
    <style:style style:name="T55" style:family="text">
      <style:text-properties officeooo:rsid="009aa5ac"/>
    </style:style>
    <style:style style:name="T56" style:family="text">
      <style:text-properties officeooo:rsid="009e1d1e"/>
    </style:style>
    <style:style style:name="T57" style:family="text">
      <style:text-properties officeooo:rsid="00a0028c"/>
    </style:style>
    <style:style style:name="T58" style:family="text">
      <style:text-properties officeooo:rsid="00a1b050"/>
    </style:style>
    <style:style style:name="T59" style:family="text">
      <style:text-properties officeooo:rsid="00b1ed3a"/>
    </style:style>
    <style:style style:name="T60" style:family="text">
      <style:text-properties fo:font-style="normal" style:font-style-asian="normal" style:font-style-complex="normal"/>
    </style:style>
    <style:style style:name="T61" style:family="text">
      <style:text-properties fo:font-style="normal" officeooo:rsid="00ce833b" style:font-style-asian="normal" style:font-style-complex="normal"/>
    </style:style>
    <style:style style:name="T62" style:family="text">
      <style:text-properties fo:font-style="normal" officeooo:rsid="01e5fbb7" style:font-style-asian="normal" style:font-style-complex="normal"/>
    </style:style>
    <style:style style:name="T63" style:family="text">
      <style:text-properties fo:font-style="normal" officeooo:rsid="0200a859" style:font-style-asian="normal" style:font-style-complex="normal"/>
    </style:style>
    <style:style style:name="T64" style:family="text">
      <style:text-properties fo:font-style="normal" officeooo:rsid="02031f60" style:font-style-asian="normal" style:font-style-complex="normal"/>
    </style:style>
    <style:style style:name="T65" style:family="text">
      <style:text-properties fo:font-style="normal" officeooo:rsid="02033137" style:font-style-asian="normal" style:font-style-complex="normal"/>
    </style:style>
    <style:style style:name="T66" style:family="text">
      <style:text-properties fo:font-style="normal" officeooo:rsid="022ee8e9" style:font-style-asian="normal" style:font-style-complex="normal"/>
    </style:style>
    <style:style style:name="T67" style:family="text">
      <style:text-properties fo:font-style="normal" officeooo:rsid="0185148d" style:font-style-asian="normal" style:font-style-complex="normal"/>
    </style:style>
    <style:style style:name="T68" style:family="text">
      <style:text-properties fo:font-style="normal" officeooo:rsid="025f9fd1" style:font-style-asian="normal" style:font-style-complex="normal"/>
    </style:style>
    <style:style style:name="T69" style:family="text">
      <style:text-properties fo:font-style="normal" officeooo:rsid="026c4936" style:font-style-asian="normal" style:font-style-complex="normal"/>
    </style:style>
    <style:style style:name="T70" style:family="text">
      <style:text-properties fo:font-style="normal" officeooo:rsid="02aee936" style:font-style-asian="normal" style:font-style-complex="normal"/>
    </style:style>
    <style:style style:name="T71" style:family="text">
      <style:text-properties officeooo:rsid="00d188f7"/>
    </style:style>
    <style:style style:name="T72" style:family="text">
      <style:text-properties officeooo:rsid="00d1a387"/>
    </style:style>
    <style:style style:name="T73" style:family="text">
      <style:text-properties officeooo:rsid="00d1a387" loext:padding="0in" loext:border="none"/>
    </style:style>
    <style:style style:name="T74" style:family="text">
      <style:text-properties officeooo:rsid="00d22a1a"/>
    </style:style>
    <style:style style:name="T75" style:family="text">
      <style:text-properties officeooo:rsid="00d35d53"/>
    </style:style>
    <style:style style:name="T76" style:family="text">
      <style:text-properties officeooo:rsid="00d35d53" loext:padding="0in" loext:border="none"/>
    </style:style>
    <style:style style:name="T77" style:family="text">
      <style:text-properties loext:padding="0in" loext:border="none"/>
    </style:style>
    <style:style style:name="T78" style:family="text">
      <style:text-properties officeooo:rsid="00d37304"/>
    </style:style>
    <style:style style:name="T79" style:family="text">
      <style:text-properties officeooo:rsid="00d8f4ec"/>
    </style:style>
    <style:style style:name="T80" style:family="text">
      <style:text-properties officeooo:rsid="00dba27b"/>
    </style:style>
    <style:style style:name="T81" style:family="text">
      <style:text-properties officeooo:rsid="00dc66e4"/>
    </style:style>
    <style:style style:name="T82" style:family="text">
      <style:text-properties officeooo:rsid="00ecbedb"/>
    </style:style>
    <style:style style:name="T83" style:family="text">
      <style:text-properties officeooo:rsid="00ee162b"/>
    </style:style>
    <style:style style:name="T84" style:family="text">
      <style:text-properties officeooo:rsid="00f1b062"/>
    </style:style>
    <style:style style:name="T85" style:family="text">
      <style:text-properties fo:font-weight="bold" style:font-weight-asian="bold" style:font-weight-complex="bold"/>
    </style:style>
    <style:style style:name="T86" style:family="text">
      <style:text-properties officeooo:rsid="00980d24"/>
    </style:style>
    <style:style style:name="T87" style:family="text">
      <style:text-properties officeooo:rsid="014e21d9"/>
    </style:style>
    <style:style style:name="T88" style:family="text">
      <style:text-properties officeooo:rsid="015b28c1"/>
    </style:style>
    <style:style style:name="T89" style:family="text">
      <style:text-properties officeooo:rsid="015de003"/>
    </style:style>
    <style:style style:name="T90" style:family="text">
      <style:text-properties officeooo:rsid="0162dc7e"/>
    </style:style>
    <style:style style:name="T91" style:family="text">
      <style:text-properties officeooo:rsid="0165e62b"/>
    </style:style>
    <style:style style:name="T92" style:family="text">
      <style:text-properties officeooo:rsid="01663466"/>
    </style:style>
    <style:style style:name="T93" style:family="text">
      <style:text-properties officeooo:rsid="01666e1d"/>
    </style:style>
    <style:style style:name="T94" style:family="text">
      <style:text-properties officeooo:rsid="0167ae3e"/>
    </style:style>
    <style:style style:name="T95" style:family="text">
      <style:text-properties officeooo:rsid="01733b35"/>
    </style:style>
    <style:style style:name="T96" style:family="text">
      <style:text-properties officeooo:rsid="017eddfe"/>
    </style:style>
    <style:style style:name="T97" style:family="text">
      <style:text-properties officeooo:rsid="017ef050"/>
    </style:style>
    <style:style style:name="T98" style:family="text">
      <style:text-properties officeooo:rsid="01833f46"/>
    </style:style>
    <style:style style:name="T99" style:family="text">
      <style:text-properties officeooo:rsid="019d90ad"/>
    </style:style>
    <style:style style:name="T100" style:family="text">
      <style:text-properties style:text-position="sub 58%" fo:font-style="italic" style:font-style-asian="italic" style:font-style-complex="italic"/>
    </style:style>
    <style:style style:name="T101" style:family="text">
      <style:text-properties style:text-position="sub 58%" fo:font-style="italic" officeooo:rsid="027e9578" style:font-style-asian="italic" style:font-style-complex="italic"/>
    </style:style>
    <style:style style:name="T102" style:family="text">
      <style:text-properties style:text-position="0% 100%" fo:font-style="italic" style:font-style-asian="italic" style:font-style-complex="italic"/>
    </style:style>
    <style:style style:name="T103" style:family="text">
      <style:text-properties style:text-position="0% 100%" fo:font-style="italic" officeooo:rsid="01a5743e" style:font-style-asian="italic" style:font-style-complex="italic"/>
    </style:style>
    <style:style style:name="T104" style:family="text">
      <style:text-properties style:text-position="0% 100%" fo:font-style="italic" officeooo:rsid="022ee8e9" style:font-style-asian="italic" style:font-style-complex="italic"/>
    </style:style>
    <style:style style:name="T105" style:family="text">
      <style:text-properties style:text-position="0% 100%" fo:font-style="normal" style:font-style-asian="normal" style:font-style-complex="normal"/>
    </style:style>
    <style:style style:name="T106" style:family="text">
      <style:text-properties style:text-position="0% 100%" fo:font-style="normal" officeooo:rsid="01a5743e" style:font-style-asian="normal" style:font-style-complex="normal"/>
    </style:style>
    <style:style style:name="T107" style:family="text">
      <style:text-properties style:text-position="0% 100%" fo:font-style="normal" officeooo:rsid="01a37bf8" style:font-style-asian="normal" style:font-style-complex="normal"/>
    </style:style>
    <style:style style:name="T108" style:family="text">
      <style:text-properties style:text-position="0% 100%" fo:font-style="normal" officeooo:rsid="0204a5b0" style:font-style-asian="normal" style:font-style-complex="normal"/>
    </style:style>
    <style:style style:name="T109" style:family="text">
      <style:text-properties style:text-position="0% 100%" fo:font-style="normal" officeooo:rsid="022ee8e9" style:font-style-asian="normal" style:font-style-complex="normal"/>
    </style:style>
    <style:style style:name="T110" style:family="text">
      <style:text-properties style:text-position="0% 100%" style:font-name="Liberation Serif1" fo:font-style="normal" style:font-name-asian="Noto Serif CJK SC" style:font-style-asian="normal" style:font-name-complex="Lohit Devanagari1" style:font-style-complex="normal"/>
    </style:style>
    <style:style style:name="T111" style:family="text">
      <style:text-properties style:text-position="0% 100%" style:font-name="Liberation Serif1" fo:font-style="normal" officeooo:rsid="01a848f0" style:font-name-asian="Noto Serif CJK SC" style:font-style-asian="normal" style:font-name-complex="Lohit Devanagari1" style:font-style-complex="normal"/>
    </style:style>
    <style:style style:name="T112" style:family="text">
      <style:text-properties style:text-position="0% 100%" style:font-name="Liberation Serif1" fo:font-style="normal" officeooo:rsid="022b72f6" style:font-name-asian="Noto Serif CJK SC" style:font-style-asian="normal" style:font-name-complex="Lohit Devanagari1" style:font-style-complex="normal"/>
    </style:style>
    <style:style style:name="T113" style:family="text">
      <style:text-properties style:text-position="0% 100%" style:font-name="Liberation Serif1" fo:font-style="normal" officeooo:rsid="0284902f" style:font-name-asian="Noto Serif CJK SC" style:font-style-asian="normal" style:font-name-complex="Lohit Devanagari1" style:font-style-complex="normal"/>
    </style:style>
    <style:style style:name="T114" style:family="text">
      <style:text-properties officeooo:rsid="01ad3f4f"/>
    </style:style>
    <style:style style:name="T115" style:family="text">
      <style:text-properties officeooo:rsid="01bbe6c7"/>
    </style:style>
    <style:style style:name="T116" style:family="text">
      <style:text-properties officeooo:rsid="01bc4447"/>
    </style:style>
    <style:style style:name="T117" style:family="text">
      <style:text-properties officeooo:rsid="01be05af"/>
    </style:style>
    <style:style style:name="T118" style:family="text">
      <style:text-properties officeooo:rsid="01c120fc"/>
    </style:style>
    <style:style style:name="T119" style:family="text">
      <style:text-properties officeooo:rsid="01e826c2"/>
    </style:style>
    <style:style style:name="T120" style:family="text">
      <style:text-properties officeooo:rsid="01f53343"/>
    </style:style>
    <style:style style:name="T121" style:family="text">
      <style:text-properties officeooo:rsid="01f7bbb8"/>
    </style:style>
    <style:style style:name="T122" style:family="text">
      <style:text-properties officeooo:rsid="01f9483d"/>
    </style:style>
    <style:style style:name="T123" style:family="text">
      <style:text-properties officeooo:rsid="01fb7a33"/>
    </style:style>
    <style:style style:name="T124" style:family="text">
      <style:text-properties officeooo:rsid="01fd5c57"/>
    </style:style>
    <style:style style:name="T125" style:family="text">
      <style:text-properties officeooo:rsid="0200d44b"/>
    </style:style>
    <style:style style:name="T126" style:family="text">
      <style:text-properties officeooo:rsid="0202bfe6"/>
    </style:style>
    <style:style style:name="T127" style:family="text">
      <style:text-properties officeooo:rsid="02031f60"/>
    </style:style>
    <style:style style:name="T128" style:family="text">
      <style:text-properties officeooo:rsid="02033137"/>
    </style:style>
    <style:style style:name="T129" style:family="text">
      <style:text-properties officeooo:rsid="020f6b62"/>
    </style:style>
    <style:style style:name="T130" style:family="text">
      <style:text-properties officeooo:rsid="02138b24"/>
    </style:style>
    <style:style style:name="T131" style:family="text">
      <style:text-properties officeooo:rsid="0215b91f"/>
    </style:style>
    <style:style style:name="T132" style:family="text">
      <style:text-properties officeooo:rsid="02170301"/>
    </style:style>
    <style:style style:name="T133" style:family="text">
      <style:text-properties officeooo:rsid="02178050"/>
    </style:style>
    <style:style style:name="T134" style:family="text">
      <style:text-properties officeooo:rsid="02189091"/>
    </style:style>
    <style:style style:name="T135" style:family="text">
      <style:text-properties officeooo:rsid="021d50dd"/>
    </style:style>
    <style:style style:name="T136" style:family="text">
      <style:text-properties officeooo:rsid="021f1ddf"/>
    </style:style>
    <style:style style:name="T137" style:family="text">
      <style:text-properties officeooo:rsid="0226b7b3"/>
    </style:style>
    <style:style style:name="T138" style:family="text">
      <style:text-properties officeooo:rsid="0226e223"/>
    </style:style>
    <style:style style:name="T139" style:family="text">
      <style:text-properties officeooo:rsid="0229b4a8"/>
    </style:style>
    <style:style style:name="T140" style:family="text">
      <style:text-properties officeooo:rsid="022ee8e9"/>
    </style:style>
    <style:style style:name="T141" style:family="text">
      <style:text-properties officeooo:rsid="02401e9f"/>
    </style:style>
    <style:style style:name="T142" style:family="text">
      <style:text-properties officeooo:rsid="024e59d6"/>
    </style:style>
    <style:style style:name="T143" style:family="text">
      <style:text-properties officeooo:rsid="024f2bf1"/>
    </style:style>
    <style:style style:name="T144" style:family="text">
      <style:text-properties officeooo:rsid="02506298"/>
    </style:style>
    <style:style style:name="T145" style:family="text">
      <style:text-properties officeooo:rsid="02514ca2"/>
    </style:style>
    <style:style style:name="T146" style:family="text">
      <style:text-properties officeooo:rsid="025242ba"/>
    </style:style>
    <style:style style:name="T147" style:family="text">
      <style:text-properties officeooo:rsid="0252faa1"/>
    </style:style>
    <style:style style:name="T148" style:family="text">
      <style:text-properties officeooo:rsid="0256cb5c"/>
    </style:style>
    <style:style style:name="T149" style:family="text">
      <style:text-properties officeooo:rsid="02577fe4"/>
    </style:style>
    <style:style style:name="T150" style:family="text">
      <style:text-properties officeooo:rsid="02592dbb"/>
    </style:style>
    <style:style style:name="T151" style:family="text">
      <style:text-properties officeooo:rsid="025aa616"/>
    </style:style>
    <style:style style:name="T152" style:family="text">
      <style:text-properties officeooo:rsid="025d5cbb"/>
    </style:style>
    <style:style style:name="T153" style:family="text">
      <style:text-properties officeooo:rsid="02617975"/>
    </style:style>
    <style:style style:name="T154" style:family="text">
      <style:text-properties officeooo:rsid="0263ad8a"/>
    </style:style>
    <style:style style:name="T155" style:family="text">
      <style:text-properties officeooo:rsid="02640bb1"/>
    </style:style>
    <style:style style:name="T156" style:family="text">
      <style:text-properties officeooo:rsid="0269131e"/>
    </style:style>
    <style:style style:name="T157" style:family="text">
      <style:text-properties officeooo:rsid="026980f4"/>
    </style:style>
    <style:style style:name="T158" style:family="text">
      <style:text-properties officeooo:rsid="0185148d"/>
    </style:style>
    <style:style style:name="T159" style:family="text">
      <style:text-properties officeooo:rsid="026d401f"/>
    </style:style>
    <style:style style:name="T160" style:family="text">
      <style:text-properties officeooo:rsid="027bdaf1"/>
    </style:style>
    <style:style style:name="T161" style:family="text">
      <style:text-properties officeooo:rsid="0281dd4f"/>
    </style:style>
    <style:style style:name="T162" style:family="text">
      <style:text-properties officeooo:rsid="02835d7f"/>
    </style:style>
    <style:style style:name="T163" style:family="text">
      <style:text-properties officeooo:rsid="0284902f"/>
    </style:style>
    <style:style style:name="T164" style:family="text">
      <style:text-properties officeooo:rsid="02853d01"/>
    </style:style>
    <style:style style:name="T165" style:family="text">
      <style:text-properties officeooo:rsid="0286273a"/>
    </style:style>
    <style:style style:name="T166" style:family="text">
      <style:text-properties officeooo:rsid="02a27e49"/>
    </style:style>
    <style:style style:name="T167" style:family="text">
      <style:text-properties officeooo:rsid="02a98dc6"/>
    </style:style>
    <style:style style:name="T168" style:family="text">
      <style:text-properties officeooo:rsid="02abebf3"/>
    </style:style>
    <style:style style:name="T169" style:family="text">
      <style:text-properties officeooo:rsid="02acb439"/>
    </style:style>
    <style:style style:name="T170" style:family="text">
      <style:text-properties officeooo:rsid="02acdccf"/>
    </style:style>
    <style:style style:name="T171" style:family="text">
      <style:text-properties officeooo:rsid="02acfe0e"/>
    </style:style>
    <style:style style:name="T172" style:family="text">
      <style:text-properties officeooo:rsid="02aee936"/>
    </style:style>
    <style:style style:name="T173" style:family="text">
      <style:text-properties officeooo:rsid="02afc5b5"/>
    </style:style>
    <style:style style:name="T174" style:family="text">
      <style:text-properties officeooo:rsid="02b28418"/>
    </style:style>
    <style:style style:name="T175" style:family="text">
      <style:text-properties officeooo:rsid="02b3fe12"/>
    </style:style>
    <style:style style:name="T176" style:family="text">
      <style:text-properties officeooo:rsid="02b6e55c"/>
    </style:style>
    <style:style style:name="T177" style:family="text">
      <style:text-properties officeooo:rsid="02b826ae"/>
    </style:style>
    <style:style style:name="T178" style:family="text">
      <style:text-properties officeooo:rsid="02baab36"/>
    </style:style>
    <style:style style:name="T179" style:family="text">
      <style:text-properties officeooo:rsid="02bc981e"/>
    </style:style>
    <style:style style:name="T180" style:family="text">
      <style:text-properties officeooo:rsid="02be7727"/>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The <text:span text:style-name="T5">High-Level </text:span>Algorithm of Financing Fundamental Science and Software, for Blockchain Implementation: Why This Way and Peculiarities of Information Exchange and Payments</text:p>
      <text:p text:style-name="P5"><text:span text:style-name="T1">Victor Porton (ORCID </text:span>0000-0001-7064-7975<text:span text:style-name="T1">)</text:span></text:p>
      <text:p text:style-name="P6"><text:span text:style-name="T85">Potential conflict of interest:</text:span> The author is a supposed recipient of grants proposed in this article, both as scientific texts and software components author.</text:p>
      <text:p text:style-name="P26"><text:a xlink:type="simple" xlink:href="https://science-dao.org/donation-form/" text:style-name="Internet_20_link" text:visited-style-name="Visited_20_Internet_20_Link">Please donate for this project.</text:a></text:p>
      <text:p text:style-name="P27">Abstract<text:span text:style-name="T2"> </text:span><text:span text:style-name="T3">The whitepaper for implementation of a system of cryptocurrency grants for good amounts of financing and marketing of basic science and software components. </text:span><text:span text:style-name="T4">The idea includes allocating a part of donations to dependencies and an affiliate program for marketing.</text:span><text:span text:style-name="T3"> Also it discusses the necessity of this and my previous attempt for the same.</text:span></text:p>
      <text:h text:style-name="P56" text:outline-level="1"><text:bookmark-start text:name="__RefHeading___Toc1138_87034998"/>The Motivation<text:bookmark-end text:name="__RefHeading___Toc1138_87034998"/></text:h>
      <text:p text:style-name="P51">In 2019 I discovered ordered semigroup actions <text:span text:style-name="T131">and ordered precategory actions</text:span>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ext:span text:style-name="T11">P</text:span>reviously due a sequence of unfortunate events <text:bibliography-mark text:identifier="attack-google" text:bibliography-type="article" text:author="Victor Porton" text:title="Attack on Google SERP: A branch of science may effectively disappear from SERPs for a long time" text:year="2022" text:url="https://science.vporton.name/2022/07/25/attack-on-google-serp-a-branch-of-science-may-effectively-disappear-from-serps-for-a-long-time/">[2]</text:bibliography-mark> centralized <text:span text:style-name="T167">[</text:span><text:span text:style-name="T11">As opposed to </text:span><text:span text:style-name="T17">decentralized</text:span><text:span text:style-name="T11"> like a blockchain, without center</text:span><text:span text:style-name="T19">s</text:span><text:span text:style-name="T11"> of governance or control.</text:span><text:span text:style-name="T167">]</text:span> academia was “chocked” by a too big piece, my scientific article of 500 pages, making a part of science non-publishable. &gt;1/2 of future science depends on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hus publishing this 500 pages text is <text:span text:style-name="T20">like </text:span>a world war <text:span text:style-name="T20">by importance</text:span>. In response to this I <text:span text:style-name="T20">started to </text:span>develop idea<text:span text:style-name="T20">s</text:span> how to enhance crypto grants ecosystem to deliver financing and publicity for basic science (and free software components).</text:p>
      <text:p text:style-name="P22">So, the project that I develop should provide funds to marketers to market basic science discoveries and software components. Additionally, it would be good to provide sustainable salaries to authors of such projects, <text:span text:style-name="T21">because it is an awful economical unfairness that some authors of components important for the entire world live (or die) in poverty</text:span>. <text:span text:style-name="T21">We need to increase the number of such workers, and for this to pay them salaries.</text:span></text:p>
      <text:p text:style-name="P23">Also, it should implement an affiliate program for marketers for the following reasons:</text:p>
      <text:list text:style-name="L1">
        <text:list-item>
          <text:p text:style-name="P67">The marketing talent is often disjoint with software or science talents.</text:p>
        </text:list-item>
        <text:list-item>
          <text:p text:style-name="P67">If a project created but not properly marketed, it may create false impression that the project is “present” in science or economy and prevent development of similar projects to thrive. (Thus the affiliate share should be big (I consider 60%.) and not turnable off (also to prevent intentional harm) by the project owner.) <text:span text:style-name="T132">Particularly, if somebody rediscovers the same, he/she would possibly know keywords, find the project that he/she rediscovered and stop his/her research.</text:span></text:p>
        </text:list-item>
        <text:list-item>
          <text:p text:style-name="P68">Persons, who first donated into promotion of a potentially successful project, should be rewarded from follow-up donations: Consider a project in abstract math, such as <text:span text:style-name="T12">ordered semicategory actions</text:span><text:span text:style-name="T60">. It becomes a highly rewarded dependency </text:span><text:span text:style-name="T12">after</text:span><text:span text:style-name="T60"> being used in many other projects. But this use in other (application) projects needs to be fostered, while these projects don’t yet exist. To foster these projects, we need to reward promotion of ordered semigroup actions even </text:span><text:span text:style-name="T12">before</text:span><text:span text:style-name="T60"> these projects are created. Thus we need to reward first donors.</text:span></text:p>
        </text:list-item>
      </text:list>
      <text:h text:style-name="P57" text:outline-level="1"><text:bookmark-start text:name="__RefHeading___Toc1140_87034998"/>History <text:span text:style-name="T6">of the Project</text:span><text:bookmark-end text:name="__RefHeading___Toc1140_87034998"/></text:h>
      <text:h text:style-name="Heading_20_2" text:outline-level="2"><text:bookmark-start text:name="__RefHeading___Toc1142_87034998"/>Future Salaries<text:bookmark-end text:name="__RefHeading___Toc1142_87034998"/></text:h>
      <text:p text:style-name="P3">My first attempt to implement financing scientific development and free software was <text:span text:style-name="T8">Future Salaries project </text:span><text:span text:style-name="T8"><text:bibliography-mark text:identifier="future-salaries" text:bibliography-type="article" text:author="Victor Porton" text:title="Paying Salaries to Scientists Using Prediction Markets on Blockchain" text:year="2021">[3]</text:bibliography-mark></text:span>. <text:span text:style-name="T7">In th</text:span><text:span text:style-name="T59">at</text:span><text:span text:style-name="T7"> article and its programmatic implementation </text:span><text:span text:style-name="T7"><text:bibliography-mark text:identifier="future-salaries-app" text:bibliography-type="www" text:author="Victor Porton" text:title="Future Salaries" text:url="https://vporton.github.io/future-salary/#/">[4]</text:bibliography-mark></text:span><text:span text:style-name="T7"> </text:span><text:span text:style-name="T59">of</text:span><text:span text:style-name="T44"> Future Salaries </text:span><text:span text:style-name="T7">I spread the money between scientists proportional to their predicted rating in a prediction market </text:span><text:span text:style-name="T7"><text:bibliography-mark text:identifier="prediction" text:bibliography-type="article" text:author="Diemer, Sebastian" text:title="Does money matter in predicting future events?" text:year="2013">[5]</text:bibliography-mark></text:span><text:span text:style-name="T7">. The oracles of the prediction market were anticipated to produce article ratings dependently on citation rating (including indirect citations) of articles. The rating was expected to be for example proportional to or (more “socialistic”) proportional to square root of the predicted citation count.</text:span></text:p>
      <text:p text:style-name="P4">It was anticipated that major search engines like Google will serve as “finalizers” of this prediction market. It <text:span text:style-name="T44">is</text:span> also anticipated that Google will be able to filter out non-scientific articles (plain journalism, pseudo-science, nonsense texts) from considered algorithm <text:span text:style-name="T43">(as it already does in Google Scholar)</text:span> to calculate the rating of scientific articles.</text:p>
      <text:p text:style-name="P4">Later I understood that this system does not work <text:span text:style-name="T45">for</text:span> the following reason: Citation rating of a scientific article can be made arbitrarily high by creating scientific articles citing it, barely conforming to the scheme of a scientific article but having no real scientific value. Consider an article on the amount of the lubricant in a door lock, and citing it articles for 200 kinds of locks to increase citation index. <text:span text:style-name="T10">Or produce scientific articles by a computer algebra system solving randomly generated differential equations.</text:span> That articles could be made quite scientific and so not excluded by anticipated Google’s algorithm for determining “scientificity” but useless. But Google could filter out these articles by the criterion of their low scientific value, couldn’t it? The purpose of my algorithm was exactly to value scientific value of a publication. Therefore if to follow my (failed) <text:span text:style-name="T9">strategy</text:span> of determining scientific value, to determine scientific value of an article Google would ask Google <text:span text:style-name="T10">(because asking a search engine was considered the only way to determine scientific value)</text:span>. We came to a contradiction, therefore th<text:span text:style-name="T133">at</text:span> method is faulty.</text:p>
      <text:p text:style-name="P8">The below algorithm is free from the above deficiency, because the evaluators of projects are people, who are fully in control (provided that donating to all project dependencies without necessarily knowing them is counte<text:span text:style-name="T90">d</text:span> as “in control”).</text:p>
      <text:h text:style-name="Heading_20_2" text:outline-level="2"><text:bookmark-start text:name="__RefHeading___Toc1144_87034998"/>Precursors of the current algorithm<text:bookmark-end text:name="__RefHeading___Toc1144_87034998"/></text:h>
      <text:p text:style-name="P1">The algorithm <text:span text:style-name="T7">from this article</text:span> main ideas were first formulated by me in <text:bibliography-mark text:identifier="gitcoin-feature-suggestion" text:bibliography-type="www" text:author="Victor Porton" text:title=" Enhance grant system with allocating money to dependencies and promouters, to increase components financing and visibility" text:year="2022" text:url="https://github.com/gitcoinco/web/issues/10556">[6]</text:bibliography-mark>.</text:p>
      <text:h text:style-name="Heading_20_1" text:outline-level="1"><text:bookmark-start text:name="__RefHeading___Toc1146_87034998"/>The algorithm<text:bookmark-end text:name="__RefHeading___Toc1146_87034998"/></text:h>
      <text:p text:style-name="P43">We are going to run this algorithm on DFINITY Internet Computer <text:bibliography-mark text:identifier="icp" text:bibliography-type="www" text:author="The DFINITY Foundation" text:title="World Computer is our future" text:url="https://internetcomputer.org/">[7]</text:bibliography-mark>. <text:span text:style-name="T166">It will be implemented in Motoko programming language, with hierarchical data (like a primitive file system) stored in CanDB database.</text:span></text:p>
      <text:p text:style-name="P12">By <text:span text:style-name="T12">project</text:span><text:span text:style-name="T60"> we mean an open source repository or package or a scientific article/</text:span><text:span text:style-name="T61">book</text:span><text:span text:style-name="T60">.</text:span></text:p>
      <text:p text:style-name="P11"><text:span text:style-name="T84">F</text:span><text:span text:style-name="T31">or the below we need to</text:span><text:span text:style-name="T51"> scan dependencies </text:span><text:span text:style-name="T31">of a project.</text:span><text:span text:style-name="T51"> </text:span><text:span text:style-name="T30">If </text:span><text:span text:style-name="T31">dependencies are provided to us as</text:span><text:span text:style-name="T30"> an SQL download, that’s clea</text:span><text:span text:style-name="T46">r</text:span><text:span text:style-name="T30">. If it is an API </text:span><text:span text:style-name="T31">fo requesting an individual project info</text:span><text:span text:style-name="T30">, </text:span><text:span text:style-name="T47">we </text:span><text:span text:style-name="T30">need to cache.</text:span></text:p>
      <text:p text:style-name="P9">The algorithm is <text:span text:style-name="T156">based </text:span>GitCoin <text:span text:style-name="T122">Allo </text:span>Grants <text:bibliography-mark text:identifier="cgrants" text:bibliography-type="www" text:author="Team Gitcoin" text:title="Announcing: The Gitcoin Protocol Alpha Tests" text:year="2023" text:url="https://go.gitcoin.co/blog/announcing-the-gitcoin-alpha-tests">[8]</text:bibliography-mark> <text:span text:style-name="T156">ideas</text:span>.</text:p>
      <text:p text:style-name="P10">GitCoin <text:span text:style-name="T122">Allo </text:span>Grants <text:span text:style-name="T91">are based on decentralized technology, as it is much advantageous in reliability and avoidance of </text:span><text:span text:style-name="T93">possibility of </text:span><text:span text:style-name="T91">financial stealing than traditional centralized (server-based </text:span><text:span text:style-name="T92">o</text:span><text:span text:style-name="T91">r cloud-based) technologies. The following implementation aims to keep the technology decentralized </text:span><text:span text:style-name="T92">despite of complicating the setting compared with existing GitCoin</text:span><text:span text:style-name="T91"> </text:span><text:span text:style-name="T92">grants, </text:span><text:span text:style-name="T91">by implementing it </text:span><text:span text:style-name="T157">on DFINITY Internet Computer</text:span><text:span text:style-name="T91">.</text:span></text:p>
      <text:p text:style-name="P37">I call the “agents” that manipulate the blockchain <text:span text:style-name="T12">servers</text:span><text:span text:style-name="T60"> because them are supposed to be software running on a server. </text:span><text:span text:style-name="T63">Each server holds a private </text:span><text:span text:style-name="T68">blockchain</text:span><text:span text:style-name="T63"> key.</text:span></text:p>
      <text:h text:style-name="P62" text:outline-level="2"><text:bookmark-start text:name="__RefHeading___Toc1148_87034998"/>Stored graph<text:bookmark-end text:name="__RefHeading___Toc1148_87034998"/></text:h>
      <text:p text:style-name="P28"><text:span text:style-name="T86">We store the </text:span><text:span text:style-name="T87">dependencies of the</text:span><text:span text:style-name="T86"> following pseudo-type: DiGraph&lt;</text:span><text:span text:style-name="T55">(</text:span><text:span text:style-name="T96">ServerAddress, </text:span><text:span text:style-name="T86">Version, </text:span><text:span text:style-name="T135">(Unfinished | </text:span><text:span text:style-name="T99">Finished </text:span><text:span text:style-name="T135">| Dead</text:span><text:span text:style-name="T55">)</text:span><text:span text:style-name="T86">&gt;, </text:span><text:span text:style-name="T99">where Version is a certain version (such as a Git commit hash) of a project, Finished means that all direct dependencies of this version </text:span><text:span text:style-name="T134">(see below) were written</text:span><text:span text:style-name="T86">. “</text:span><text:span text:style-name="T135">Dead”</text:span><text:span text:style-name="T86"> </text:span><text:span text:style-name="T135">means that a version cannot be retrieved (e.g. a removed </text:span><text:span text:style-name="T136">GitHub commit</text:span><text:span text:style-name="T135">). </text:span><text:span text:style-name="T97">A server refers to </text:span><text:span text:style-name="T98">a project version</text:span><text:span text:style-name="T97"> by other server </text:span><text:span text:style-name="T98">as a dependency</text:span><text:span text:style-name="T97"> </text:span><text:span text:style-name="T98">signifies that</text:span><text:span text:style-name="T97"> it trusts that (or have checked).</text:span></text:p>
      <text:p text:style-name="P47">A node of this digraph can be written only after it parent is written<text:span text:style-name="T158">. </text:span><text:span text:style-name="T152">It allows to write (and to reward writing) only these dependencies for which there is an actual donation, so avoiding the cost attack for fake big trees of dependencies (e.g. uploaded to GitHub).</text:span></text:p>
      <text:p text:style-name="P48">Remark.<text:span text:style-name="T60"> It would be useful </text:span><text:span text:style-name="T67">the servers to start writing from lowest dependencies; it keeps the invariant (provided that the server is fidel to our specification) that if the actual number of dependencies and the stored number of dependencies are equal for a project version, then all its (direct and indirect) dependencies are written. </text:span><text:span text:style-name="T60">But </text:span><text:span text:style-name="T69">the above is </text:span><text:span text:style-name="T60">more important</text:span><text:span text:style-name="T69">.</text:span></text:p>
      <text:p text:style-name="P44">We also store <text:span text:style-name="T159">tuples</text:span> (<text:span text:style-name="T96">ServerAddress, </text:span>Version, Project, <text:span text:style-name="T139">DonateAddress</text:span>) <text:span text:style-name="T124">for top-level projects</text:span>. <text:span text:style-name="T123">Note that further we work with Versions, not Projects.</text:span></text:p>
      <text:p text:style-name="P46">We also store<text:span text:style-name="T142"> GitCoin passport </text:span><text:span text:style-name="T145">scores </text:span>(<text:span text:style-name="T96">ServerAddress, </text:span>DonorAddress, Score)<text:span text:style-name="T142">.</text:span></text:p>
      <text:h text:style-name="P63" text:outline-level="2"><text:bookmark-start text:name="__RefHeading___Toc1150_87034998"/>Actual algorithm stages<text:bookmark-end text:name="__RefHeading___Toc1150_87034998"/></text:h>
      <text:p text:style-name="P50">The following stages are involved in the donation process:</text:p>
      <text:list text:style-name="L2">
        <text:list-item>
          <text:p text:style-name="P69">Matching amounts are accepted.</text:p>
        </text:list-item>
        <text:list-item>
          <text:p text:style-name="P69">Donations are accepted.</text:p>
        </text:list-item>
        <text:list-item>
          <text:p text:style-name="P69">Servers are validated.</text:p>
        </text:list-item>
        <text:list-item>
          <text:p text:style-name="P69">Funds are disbursed.</text:p>
        </text:list-item>
      </text:list>
      <text:p text:style-name="P50">Before the start of a donation round, the following steps are taken:</text:p>
      <text:list text:style-name="L3">
        <text:list-item>
          <text:p text:style-name="P70">Anyone can contribute to the matching amount using a gas token or an IS20 token.</text:p>
        </text:list-item>
        <text:list-item>
          <text:p text:style-name="P70">Servers pledge the gas token, with these pledges also going towards the matching amount.</text:p>
        </text:list-item>
      </text:list>
      <text:p text:style-name="P50">The stages of the donation process are as follows:</text:p>
      <text:list text:style-name="L4">
        <text:list-item>
          <text:p text:style-name="P71">Before starting, a "tax" (percentage) is assigned to World Science DAO, and percentages are set for servers and Z <text:span text:style-name="T177">and K</text:span>.</text:p>
        </text:list-item>
        <text:list-item>
          <text:p text:style-name="P71">Matchers pledge matching funds, while servers pledge gas tokens (which also go towards the matching amount). Pledging servers can choose whether or not to sign up for rewards. Matchers are encouraged to provide a server to ensure there is no monopoly in voting. If a single server contributes too much pledge, other servers may be disincentivized from also pledging, leading to a loss of decentralization. Servers can also choose not to receive rewards, which increases the rewards of commercial servers, making them more incentivized.</text:p>
        </text:list-item>
        <text:list-item>
          <text:p text:style-name="P71">The client moves the funds to the distribution canister account, which requires user confirmation.</text:p>
        </text:list-item>
        <text:list-item>
          <text:p text:style-name="P71">The client writes the project ID, the donated amount, X, and Y (the donation specification). <text:span text:style-name="T171">If donated through an affiliate, client writes the amount donated </text:span><text:span text:style-name="T172">(</text:span><text:span text:style-name="T18">remark:</text:span><text:span text:style-name="T70"> to possibly reward this affiliate in the future</text:span><text:span text:style-name="T172">)</text:span><text:span text:style-name="T171">.</text:span></text:p>
        </text:list-item>
        <text:list-item>
          <text:p text:style-name="P71">The server writes dependencies and sets the flag to true, indicating that dependencies have been fully written. To protect against cost attacks, this step is only done after a confirmation of donation payment by the client, with a minimum amount of donation set.</text:p>
        </text:list-item>
        <text:list-item>
          <text:p text:style-name="P71">Wait for the end of the round.</text:p>
        </text:list-item>
        <text:list-item>
          <text:p text:style-name="P71">Choose servers with minimal errors (see below) that are allowed to proceed to the next step.</text:p>
        </text:list-item>
      </text:list>
      <text:p text:style-name="P50">Withdrawal takes place after the end of the round:</text:p>
      <text:p text:style-name="P50">The benefactor or anyone else can drive the money to the benefactor account through different paths. Matching is calculated at most once for each project that was directly donated to, with the calculation based on the square root of matching multiplied by the GitCoin passport score divided by the sum of square roots and multiplied by the sum of all donations and matchings in the token. Matching is calculated for the amount of donated money, not for each version separately, to prevent lower-level components in the graph from having an unfair advantage.</text:p>
      <text:p text:style-name="P50">Requests can be made in-browser, making it attractive to write server code in JavaScript or a language compilable to JavaScript, such as TypeScript.</text:p>
      <text:h text:style-name="Heading_20_2" text:outline-level="2"><text:bookmark-start text:name="__RefHeading___Toc1152_87034998"/>Arithmetic formulas<text:bookmark-end text:name="__RefHeading___Toc1152_87034998"/></text:h>
      <text:p text:style-name="P38">First, from the donated sum are subtracted tax to <text:span text:style-name="T125">World Science DAO </text:span>and<text:span text:style-name="T125"> to server</text:span>s.</text:p>
      <text:p text:style-name="P55">Y% of the <text:span text:style-name="T126">remaining </text:span>donated sum is allocated to the affiliate (if any). <text:span text:style-name="T168">K%*d</text:span><text:span text:style-name="T175">*D</text:span><text:span text:style-name="T168">/</text:span><text:span text:style-name="T174">(</text:span><text:span text:style-name="T168">D+d) (here D is total previous donations and d is the current donation) is split proportionally their contributions between still active previous affiliates.</text:span> <text:span text:style-name="T82">The donated sum is reduced </text:span><text:span text:style-name="T162">(if a </text:span><text:span text:style-name="T176">previous</text:span><text:span text:style-name="T162"> affiliate was involved)</text:span><text:span text:style-name="T82"> </text:span><text:span text:style-name="T168">by</text:span><text:span text:style-name="T82"> Y%. The donated sum is reduced </text:span><text:span text:style-name="T162">(if a </text:span><text:span text:style-name="T168">previous</text:span><text:span text:style-name="T162"> affiliate </text:span><text:span text:style-name="T168">is active</text:span><text:span text:style-name="T162">)</text:span><text:span text:style-name="T82"> </text:span><text:span text:style-name="T168">by</text:span><text:span text:style-name="T82"> </text:span><text:span text:style-name="T168">K%*d</text:span><text:span text:style-name="T175">*D</text:span><text:span text:style-name="T168">/(D+d).</text:span></text:p>
      <text:p text:style-name="P52"><text:span text:style-name="T12">Remark:</text:span> There was also considered the variant to allocate to the affiliate only Y% of the donation part that the main project (excluding dependencies) receives, but that would allocate zero to the affiliate if the main project does not accept donations.</text:p>
      <text:p text:style-name="P53"><text:span text:style-name="T12">Remark:</text:span> <text:span text:style-name="T170">A donor can reduce the sum going to previous affiliates by donating in small parts. This should not be a big problem, however, because donors usually have no incentive for such behavior.</text:span></text:p>
      <text:p text:style-name="P54"><text:span text:style-name="T12">Remark:</text:span> <text:span text:style-name="T173">We reward previous affiliates rather than previous donors, because we don’t want to start pure financial ponzi schemes.</text:span></text:p>
      <text:p text:style-name="P21">When donating to a project, the donor is offered to allocate X% for dependencies. <text:span text:style-name="T32">I recommend to set X% to a reasonable value such as 50% and allow the donor to change </text:span><text:span text:style-name="T41">the value</text:span><text:span text:style-name="T32">, if he or she wishes.</text:span></text:p>
      <text:p text:style-name="P24">The following is calculated separately for each token.</text:p>
      <text:p text:style-name="P14"><text:span text:style-name="T163">T</text:span><text:span text:style-name="T34">he donations site downloads </text:span><text:span text:style-name="T35">the </text:span><text:span text:style-name="T163">root</text:span><text:span text:style-name="T35"> </text:span><text:span text:style-name="T163">version</text:span><text:span text:style-name="T35"> and </text:span><text:span text:style-name="T28">the current state of the file </text:span><text:span text:style-name="T29">https://</text:span><text:span text:style-name="T28">github.com/USER/USER/.salaries-science/</text:span><text:span text:style-name="T71">accounts</text:span><text:span text:style-name="T28">.json</text:span><text:span text:style-name="T35">. </text:span><text:span text:style-name="T39">X is lowered to 0%</text:span><text:span text:style-name="T40"> if the main project has no donation address. </text:span><text:span text:style-name="T35">To each N donations </text:span><text:span text:style-name="T38">with an available address </text:span><text:span text:style-name="T35">allocate </text:span><text:span text:style-name="T169">d</text:span><text:span text:style-name="T25">*X%/N, where </text:span><text:span text:style-name="T169">d</text:span><text:span text:style-name="T25"> is the donated sum </text:span><text:span text:style-name="T33">(</text:span><text:span text:style-name="T160">after</text:span><text:span text:style-name="T26"> quadratic mat</text:span><text:span text:style-name="T27">c</text:span><text:span text:style-name="T26">hing</text:span><text:span text:style-name="T33">)</text:span><text:span text:style-name="T25">. </text:span><text:span text:style-name="T37">Do it only if</text:span><text:span text:style-name="T36"> </text:span><text:span text:style-name="T42">X</text:span><text:span text:style-name="T36"> </text:span><text:span text:style-name="T24">≠</text:span><text:span text:style-name="T36"> 0. </text:span><text:span text:style-name="T141">The server that wrote the dependency the first </text:span><text:span text:style-name="T150">(calculated at the time of writing)</text:span><text:span text:style-name="T141"> receives </text:span><text:span text:style-name="T153">a fixed sum </text:span><text:span text:style-name="T141">Z</text:span><text:span text:style-name="T153"> </text:span><text:span text:style-name="T151">per</text:span><text:span text:style-name="T141"> </text:span><text:span text:style-name="T154">donation, </text:span><text:span text:style-name="T155">unless the server withdrew from rewards</text:span><text:span text:style-name="T141">. </text:span><text:span text:style-name="T152">(The cost attack here is avoided by writing trees of dependencies top-bottom and having a minimal donation amount.)</text:span></text:p>
      <text:p text:style-name="P39">Alternatively, the benefactor can (however, this is not recommended) specify per-project <text:span text:style-name="T129">withdrawal address by placing the JSON file at <text:s/></text:span><text:span text:style-name="T29">https://</text:span><text:span text:style-name="T28">github.com/USER/</text:span><text:span text:style-name="T129">PROJECT</text:span><text:span text:style-name="T28">/.salaries-science/</text:span><text:span text:style-name="T71">accounts</text:span><text:span text:style-name="T28">.json</text:span></text:p>
      <text:p text:style-name="P7">Notify by email developers who didn’t put their address <text:span text:style-name="T89">(if we can obtain their email)</text:span>.</text:p>
      <text:h text:style-name="P64" text:outline-level="2"><text:bookmark-start text:name="__RefHeading___Toc1154_87034998"/><text:span text:style-name="T114">Consensus</text:span> between servers<text:bookmark-end text:name="__RefHeading___Toc1154_87034998"/></text:h>
      <text:p text:style-name="P30">After the end of donations period, <text:span text:style-name="T121">challenges</text:span> period starts.</text:p>
      <text:p text:style-name="P31">During the <text:span text:style-name="T121">challenges</text:span> period, servers can note <text:span text:style-name="T161">graph </text:span>differences from other servers, writing a parent version and two child versions (of the noting server and of the noted server).<text:span text:style-name="T62"> </text:span><text:span text:style-name="T64">A server may note against itself.</text:span></text:p>
      <text:p text:style-name="P49">If a server disagrees with another server <text:span text:style-name="T137">(It means more than different versions, because package managers may specify version ranges for dependencies rather than fixed single vers</text:span><text:span text:style-name="T138">i</text:span><text:span text:style-name="T137">on.) </text:span><text:span text:style-name="T139">regarding the digraph </text:span><text:span text:style-name="T121">during challenges</text:span> period, it may challenge a particular record. In this case, servers are meant to agree or disagree with the challenge. If the servers that are supporting this challenge is <text:span text:style-name="T120">a weighted by their stakes</text:span> majority, then the challenged server is disqualified, otherwise the challenger is disqualified <text:span text:style-name="T118">(get off from payments and from further challenges)</text:span>. <text:span text:style-name="T127">In any case, the last remaining server is never disqualified.</text:span></text:p>
      <text:p text:style-name="P34">Each server <text:span text:style-name="T12">i</text:span><text:span text:style-name="T60"> </text:span><text:span text:style-name="T128">participating in reward</text:span><text:span text:style-name="T60"> </text:span><text:span text:style-name="T65">donated</text:span><text:span text:style-name="T60"> </text:span><text:span text:style-name="T12">S</text:span><text:span text:style-name="T100">i</text:span><text:span text:style-name="T60"> </text:span><text:span text:style-name="T65">of gas token. </text:span><text:span text:style-name="T60">At </text:span>the end server will receive reward <text:span text:style-name="T12">r</text:span><text:span text:style-name="T100">i</text:span><text:span text:style-name="T105"> </text:span><text:span text:style-name="T106">from reward pool </text:span><text:span text:style-name="T103">R</text:span><text:span text:style-name="T106"> for all servers </text:span><text:span text:style-name="T108">participating in reward</text:span><text:span text:style-name="T102">.</text:span></text:p>
      <text:p text:style-name="P33">After disqualifying a server <text:span text:style-name="T15">j</text:span>, <text:span text:style-name="T140">remove</text:span><text:span text:style-name="T16"> j</text:span><text:span text:style-name="T66"> and</text:span><text:span text:style-name="T16"> </text:span><text:span text:style-name="T140">give the server that disqualified it a fixed reward, subtract</text:span><text:span text:style-name="T119"> </text:span><text:span text:style-name="T14">r</text:span><text:span text:style-name="T101">j</text:span><text:span text:style-name="T107"> </text:span><text:span text:style-name="T109">from </text:span><text:span text:style-name="T104">R</text:span>.</text:p>
      <text:p text:style-name="P35"><text:span text:style-name="T111">I</text:span><text:span text:style-name="T110">t makes sense to do this consensus separately for each kind of dependencies (e.g. separately for PyPi and for crates.io), to eliminate completely failing server because of a wrong work of an external Web service.</text:span></text:p>
      <text:p text:style-name="P41">If different servers reported different versions (as per version ranges in some package managers), then consider all paths through the version digraph for calculating the amounts of donations.</text:p>
      <text:p text:style-name="P40"><text:span text:style-name="T110">The last project version and donation address are decided by plain pledged gas majority. However, to have no donation address, need &gt;50% pledged gas to vote for no donation address. </text:span><text:span text:style-name="T112">So, it is voted for both the user’s homepage (USER/USER) and for projects; then based on these two votings the decision is made. </text:span><text:span text:style-name="T113">If both the root version and dependencies do not accept donations, the donation goes to matching fund.</text:span></text:p>
      <text:p text:style-name="P45"><text:span text:style-name="T148">T</text:span><text:span text:style-name="T143">he </text:span><text:span text:style-name="T146">oracl</text:span><text:span text:style-name="T143">ed values </text:span><text:span text:style-name="T147">of GitCoin passport scores</text:span><text:span text:style-name="T143"> </text:span><text:span text:style-name="T148">are calculated as follows:</text:span></text:p>
      <text:list text:style-name="L5">
        <text:list-item>
          <text:p text:style-name="P72">Order the scores for a given CustomerAddress by score number.</text:p>
        </text:list-item>
        <text:list-item>
          <text:p text:style-name="P72">Take the score in the exact middle of the ordered list, or if there is no exact middle, two nearest scores to the middle.</text:p>
        </text:list-item>
        <text:list-item>
          <text:p text:style-name="P72">The oracled value is the value in the exact middle or geometric average of two nearest scores.</text:p>
        </text:list-item>
      </text:list>
      <text:p text:style-name="P45"><text:span text:style-name="T148">A</text:span><text:span text:style-name="T149">fter accepting donations stag</text:span><text:span text:style-name="T178">e</text:span><text:span text:style-name="T149"> ends</text:span><text:span text:style-name="T148">, r</text:span><text:span text:style-name="T144">eward servers providing results closes</text:span><text:span text:style-name="T148">t</text:span><text:span text:style-name="T144"> to the middle </text:span><text:span text:style-name="T148">by a fixed reward divided to the total number of servers to be rewarded. </text:span><text:span text:style-name="T149">(Servers will withdraw their rewards.)</text:span></text:p>
      <text:h text:style-name="P65" text:outline-level="2"><text:bookmark-start text:name="__RefHeading___Toc1156_87034998"/>Other differences from <text:span text:style-name="T122">Allo </text:span>Grants<text:bookmark-end text:name="__RefHeading___Toc1156_87034998"/></text:h>
      <text:p text:style-name="P36"><text:span text:style-name="T83">Unlike </text:span><text:span text:style-name="T122">Allo </text:span><text:span text:style-name="T83">Grants, w</text:span><text:span text:style-name="T48">e don’t do transfer from </text:span><text:span text:style-name="T164">the donation</text:span><text:span text:style-name="T48"> to recipients initially, but </text:span><text:span text:style-name="T49">store </text:span><text:span text:style-name="T50">transfers in the round’s</text:span><text:span text:style-name="T49"> </text:span><text:span text:style-name="T165">store</text:span><text:span text:style-name="T50"> and release them to on-chain payment allowances at the round end. </text:span><text:span text:style-name="T52">We also do not store Voted events in vote() function, </text:span><text:span text:style-name="T53">instead we store </text:span><text:span text:style-name="T57">(</text:span><text:span text:style-name="T179">on chain</text:span><text:span text:style-name="T57">) </text:span><text:span text:style-name="T88">the</text:span><text:span text:style-name="T54"> donation </text:span><text:span text:style-name="T88">specification </text:span><text:span text:style-name="T95">and dependencies</text:span><text:span text:style-name="T52">. </text:span><text:span text:style-name="T56">This contract will have also a function to distribute matching funds (that will </text:span><text:span text:style-name="T58">were</text:span><text:span text:style-name="T56"> placed on this contract address). </text:span><text:span text:style-name="T83">Actual distribution of funds (the sum of donated and matched) happens by calling a method of this contract.</text:span></text:p>
      <text:h text:style-name="P58" text:outline-level="1"><text:bookmark-start text:name="__RefHeading___Toc1158_87034998"/>Proposed modifications<text:bookmark-end text:name="__RefHeading___Toc1158_87034998"/></text:h>
      <text:p text:style-name="P29">We may adjust matching funding of projects dependently <text:span text:style-name="T94">on</text:span> their programming language. For example, I prefer D and Rust languages and would vote for more funding for projects written in these languages.</text:p>
      <text:p text:style-name="P32">Can we allow <text:span text:style-name="T117">matching contributions</text:span> during donations period? <text:span text:style-name="T115">Maybe, use </text:span><text:span text:style-name="T117">staking instead of </text:span><text:span text:style-name="T115">irreversible payments? </text:span><text:span text:style-name="T116">[The irreversible payment would cause to pay only those who are generous to increase matching amount, because all the rest would not get their money back. Is this good or bad? </text:span><text:span text:style-name="T117">Staking seems economically not effective, because it locks funds against investing.</text:span><text:span text:style-name="T116">]</text:span></text:p>
      <text:h text:style-name="P59" text:outline-level="1"><text:bookmark-start text:name="__RefHeading___Toc1160_87034998"/>Deficiencies of This Algorithm<text:bookmark-end text:name="__RefHeading___Toc1160_87034998"/></text:h>
      <text:p text:style-name="P20"><text:span text:style-name="T79">With this algorithm, the left-pad </text:span><text:span text:style-name="T79"><text:bibliography-mark text:identifier="leftpad" text:bibliography-type="www" text:author="left-pad" text:title="left-pad" text:url="https://github.com/left-pad/left-pad">[9]</text:bibliography-mark></text:span><text:span text:style-name="T79"> </text:span><text:span text:style-name="T80">(</text:span>Used by 2.1m <text:span text:style-name="T80">other known packages) </text:span><text:span text:style-name="T79">owner</text:span><text:span text:style-name="T80">s</text:span><text:span text:style-name="T79"> can receive an amount of financing improportional to the importance of </text:span><text:span text:style-name="T81">their</text:span><text:span text:style-name="T79"> work. Anyway, </text:span><text:span text:style-name="T81">do </text:span><text:span text:style-name="T79">we want not to have rich people or not to have poor projects? </text:span><text:span text:style-name="T81">Personally I do not count it a big problem (compared to problems from the introduction of this article that this article is supposed to solve) that some people may receive big amounts of money improportional to the importance of their work.</text:span></text:p>
      <text:h text:style-name="P60" text:outline-level="1"><text:bookmark-start text:name="__RefHeading___Toc1162_87034998"/>Appendix: <text:span text:style-name="T71">User Data</text:span> Format<text:bookmark-end text:name="__RefHeading___Toc1162_87034998"/></text:h>
      <text:p text:style-name="P15">User data is to be stored <text:span text:style-name="T72">in version control</text:span> in files</text:p>
      <text:p text:style-name="P13"><text:span text:style-name="T29">https://</text:span><text:span text:style-name="T28">github.com/</text:span><text:span text:style-name="T13">USER</text:span><text:span text:style-name="T28">/</text:span><text:span text:style-name="T13">USER</text:span><text:span text:style-name="T28">/.salaries-science/</text:span><text:span text:style-name="T71">accounts</text:span><text:span text:style-name="T28">.json</text:span></text:p>
      <text:p text:style-name="P16">or analogous files for other Git hostings.</text:p>
      <text:p text:style-name="P18">Currently, donations are accepted only for such packages that set repository data (allowing our software to extract <text:span text:style-name="T12">USER</text:span><text:span text:style-name="T60">).</text:span></text:p>
      <text:p text:style-name="P16">The file format is as follows:</text:p>
      <text:p text:style-name="Preformatted_20_Text">{</text:p>
      <text:p text:style-name="P66"><text:s text:c="2"/>"<text:span text:style-name="T74">evm</text:span>": <text:span text:style-name="T74">{</text:span></text:p>
      <text:p text:style-name="P66"><text:span text:style-name="T72"><text:s text:c="4"/>"</text:span><text:span text:style-name="T75">defaultA</text:span><text:span text:style-name="T72">ccount": "</text:span><text:span text:style-name="T77">0x36A0356d43EE4168ED24EFA1CAe3198708667ac0</text:span><text:span text:style-name="T72">",</text:span></text:p>
      <text:p text:style-name="P66"><text:span text:style-name="T72"><text:s text:c="4"/>"</text:span><text:span text:style-name="T75">defaultExpires</text:span><text:span text:style-name="T72">": "</text:span><text:span text:style-name="T76">2024-07-03T00:00:00</text:span><text:span text:style-name="T72">",</text:span></text:p>
      <text:p text:style-name="P66"><text:span text:style-name="T72"><text:s text:c="4"/></text:span><text:span text:style-name="T78">"chains:" </text:span><text:span text:style-name="T75">[</text:span></text:p>
      <text:p text:style-name="P66"><text:s text:c="6"/><text:span text:style-name="T75">{</text:span></text:p>
      <text:p text:style-name="P66"><text:s text:c="8"/>"<text:span text:style-name="T75">chainId</text:span>"<text:span text:style-name="T75">: 1,</text:span></text:p>
      <text:p text:style-name="P66"><text:s text:c="8"/>"<text:span text:style-name="T75">a</text:span>ccount": "<text:span text:style-name="T77">0x36A0356d43EE4168ED24EFA1CAe3198708667ac0</text:span>",</text:p>
      <text:p text:style-name="P66"><text:span text:style-name="T72"><text:s text:c="8"/>"</text:span><text:span text:style-name="T75">expires</text:span><text:span text:style-name="T72">": "</text:span><text:span text:style-name="T76">2024-07-03T00:00:00</text:span><text:span text:style-name="T72">"</text:span></text:p>
      <text:p text:style-name="P66"><text:s text:c="4"/><text:span text:style-name="T75">]</text:span></text:p>
      <text:p text:style-name="P66"><text:s text:c="2"/><text:span text:style-name="T74">},</text:span></text:p>
      <text:p text:style-name="P66"><text:s text:c="2"/>"<text:span text:style-name="T180">icp</text:span>": <text:span text:style-name="T74">{</text:span></text:p>
      <text:p text:style-name="P66"><text:span text:style-name="T72"><text:s text:c="4"/>"</text:span><text:span text:style-name="T75">defaultA</text:span><text:span text:style-name="T72">ccount": "</text:span><text:span text:style-name="T73">racnx-sccpy-mgfgr-rgb67-bvwyx-gjkad-lyw33-prq23-yw24r-eb65i-oqe</text:span><text:span text:style-name="T72">",</text:span></text:p>
      <text:p text:style-name="P66"><text:span text:style-name="T72"><text:s text:c="4"/>"</text:span><text:span text:style-name="T75">defaultExpires</text:span><text:span text:style-name="T72">": "</text:span><text:span text:style-name="T76">2024-07-03T00:00:00</text:span><text:span text:style-name="T72">",</text:span></text:p>
      <text:p text:style-name="P66"><text:span text:style-name="T72"><text:s text:c="4"/></text:span><text:span text:style-name="T78">"chains:" </text:span><text:span text:style-name="T75">[</text:span></text:p>
      <text:p text:style-name="P66"><text:s text:c="6"/><text:span text:style-name="T75">{</text:span></text:p>
      <text:p text:style-name="P66"><text:s text:c="8"/>"<text:span text:style-name="T75">chainId</text:span>"<text:span text:style-name="T75">: "</text:span><text:span text:style-name="T180">mainnet"</text:span><text:span text:style-name="T75">,</text:span></text:p>
      <text:p text:style-name="P66"><text:s text:c="8"/>"<text:span text:style-name="T75">a</text:span>ccount": "<text:span text:style-name="T77">racnx-sccpy-mgfgr-rgb67-bvwyx-gjkad-lyw33-prq23-yw24r-eb65i-oqe</text:span>",</text:p>
      <text:p text:style-name="P66"><text:span text:style-name="T72"><text:s text:c="8"/>"</text:span><text:span text:style-name="T75">expires</text:span><text:span text:style-name="T72">": "</text:span><text:span text:style-name="T76">2024-07-03T00:00:00</text:span><text:span text:style-name="T72">"</text:span></text:p>
      <text:p text:style-name="P66"><text:s text:c="4"/><text:span text:style-name="T75">]</text:span></text:p>
      <text:p text:style-name="P66"><text:s text:c="2"/><text:span text:style-name="T74">}</text:span></text:p>
      <text:p text:style-name="Preformatted_20_Text">}</text:p>
      <text:p text:style-name="P17">To disable an account set its expiration date in the past e.g. to 0000-00-00T00:00:00.</text:p>
      <text:p text:style-name="P19">An account is considered enabled if its expiration date is above <text:span text:style-name="T130">the end of donation period</text:span>.</text:p>
      <text:h text:style-name="P61" text:outline-level="1"><text:bookmark-start text:name="__RefHeading___Toc1164_87034998"/>Postface<text:bookmark-end text:name="__RefHeading___Toc1164_87034998"/></text:h>
      <text:p text:style-name="P1">The concrete blockchain algorithm is to be implemented by the community <text:span text:style-name="T22">of World Science DAO </text:span><text:span text:style-name="T22"><text:bibliography-mark text:identifier="dao" text:bibliography-type="www" text:title="World Science DAO" text:url="https://science-dao.vporton.name/">[10]</text:bibliography-mark></text:span>. <text:span text:style-name="T23">Please donate </text:span><text:span text:style-name="T23"><text:bibliography-mark text:identifier="donate" text:bibliography-type="www" text:author="Victor Porton" text:title="World Science DAO accepts donations" text:url="https://vporton.github.io/science-dao-donate-app/">[11]</text:bibliography-mark></text:span><text:span text:style-name="T23">.</text:span></text:p>
      <text:p text:style-name="P26"><text:a xlink:type="simple" xlink:href="https://science-dao.org/donation-form/" text:style-name="Internet_20_link" text:visited-style-name="Visited_20_Internet_20_Link">Please donate for this project.</text:a></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25">1: Victor Porton, Why Algebraic Theory of General Topology is Super-Important, </text:p>
          <text:p text:style-name="P25">2: Victor Porton, Attack on Google SERP: A branch of science may effectively disappear from SERPs for a long time, 2022</text:p>
          <text:p text:style-name="P25">3: Victor Porton, Paying Salaries to Scientists Using Prediction Markets on Blockchain, 2021</text:p>
          <text:p text:style-name="P25">4: Victor Porton, Future Salaries, , <text:a xlink:type="simple" xlink:href="https://vporton.github.io/future-salary/#/" text:style-name="Internet_20_link" text:visited-style-name="Internet_20_link"><text:span text:style-name="Internet_20_link">https://vporton.github.io/future-salary/#/</text:span></text:a></text:p>
          <text:p text:style-name="P25">5: Diemer, Sebastian, Does money matter in predicting future events?, 2013</text:p>
          <text:p text:style-name="P25">6: Victor Porton, <text:s/>Enhance grant system with allocating money to dependencies and promouters, to increase components financing and visibility, 2022, <text:a xlink:type="simple" xlink:href="https://github.com/gitcoinco/web/issues/10556" text:style-name="Internet_20_link" text:visited-style-name="Internet_20_link"><text:span text:style-name="Internet_20_link">https://github.com/gitcoinco/web/issues/10556</text:span></text:a></text:p>
          <text:p text:style-name="P25">7: The DFINITY Foundation, World Computer is our future, , <text:a xlink:type="simple" xlink:href="https://internetcomputer.org/" text:style-name="Internet_20_link" text:visited-style-name="Internet_20_link"><text:span text:style-name="Internet_20_link">https://internetcomputer.org/</text:span></text:a></text:p>
          <text:p text:style-name="P25">8: Team Gitcoin, Announcing: The Gitcoin Protocol Alpha Tests, 2023, <text:a xlink:type="simple" xlink:href="https://go.gitcoin.co/blog/announcing-the-gitcoin-alpha-tests" text:style-name="Internet_20_link" text:visited-style-name="Internet_20_link"><text:span text:style-name="Internet_20_link">https://go.gitcoin.co/blog/announcing-the-gitcoin-alpha-tests</text:span></text:a></text:p>
          <text:p text:style-name="P25">9: left-pad, left-pad, , <text:a xlink:type="simple" xlink:href="https://github.com/left-pad/left-pad" text:style-name="Internet_20_link" text:visited-style-name="Internet_20_link"><text:span text:style-name="Internet_20_link">https://github.com/left-pad/left-pad</text:span></text:a></text:p>
          <text:p text:style-name="P25">10: , World Science DAO, , <text:a xlink:type="simple" xlink:href="https://science-dao.vporton.name/" text:style-name="Internet_20_link" text:visited-style-name="Internet_20_link"><text:span text:style-name="Internet_20_link">https://science-dao.vporton.name/</text:span></text:a></text:p>
          <text:p text:style-name="P25">11: Victor Porton, World Science DAO accepts donations, , <text:a xlink:type="simple" xlink:href="https://vporton.github.io/science-dao-donate-app/" text:style-name="Internet_20_link" text:visited-style-name="Internet_20_link"><text:span text:style-name="Internet_20_link">https://vporton.github.io/science-dao-donate-app/</text:span></text:a></text:p>
        </text:index-body>
      </text:bibliography>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4.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0555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Endnote_20_anchor" style:display-name="Endnote anchor" style:family="text">
      <style:text-properties style:text-position="super 58%"/>
    </style:style>
    <style:style style:name="Endnote_20_Symbol" style:display-name="Endnote Symbol" style:family="text"/>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numbered-entries="true" text:sort-algorithm="alphanumeric" fo:language="en" fo:country="IL"/>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5T00:51:37.473119818</meta:creation-date>
    <meta:generator>LibreOffice/24.2.7.2$Linux_X86_64 LibreOffice_project/420$Build-2</meta:generator>
    <dc:date>2025-08-04T13:57:00.829981400</dc:date>
    <meta:editing-duration>P11DT13H9M1S</meta:editing-duration>
    <meta:editing-cycles>574</meta:editing-cycles>
    <meta:print-date>2023-02-12T12:44:00.277681410</meta:print-date>
    <meta:document-statistic meta:table-count="0" meta:image-count="0" meta:object-count="0" meta:page-count="1" meta:paragraph-count="130" meta:word-count="3004" meta:character-count="19527" meta:non-whitespace-character-count="16583"/>
  </office:meta>
</office:document-meta>
</file>